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solid" style:text-underline-width="auto" style:text-underline-color="font-color" fo:font-weight="bold" style:font-size-asian="9pt" style:font-weight-asian="bold" style:font-size-complex="9pt" style:font-weight-complex="bold"/>
    </style:style>
    <style:style style:name="P7"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8"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9" style:family="paragraph" style:parent-style-name="Table_20_Contents">
      <style:text-properties style:font-name="Courier" fo:font-size="7pt" style:font-size-asian="7pt" style:font-size-complex="7pt"/>
    </style:style>
    <style:style style:name="P10" style:family="paragraph" style:parent-style-name="Table_20_Contents">
      <style:text-properties style:font-name="Courier" fo:font-size="7pt" style:text-underline-style="none" style:font-size-asian="7pt" style:font-size-complex="7pt"/>
    </style:style>
    <style:style style:name="P11"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2" style:family="paragraph" style:parent-style-name="Table_20_Contents">
      <style:text-properties style:font-name="Courier" fo:font-size="7pt" fo:font-weight="bold" style:font-size-asian="7pt" style:font-weight-asian="bold" style:font-size-complex="7pt" style:font-weight-complex="bold"/>
    </style:style>
    <style:style style:name="P13" style:family="paragraph" style:parent-style-name="Table_20_Contents">
      <style:text-properties style:font-name="Courier" fo:font-size="7pt" fo:font-weight="normal" style:font-size-asian="7pt" style:font-weight-asian="normal" style:font-size-complex="7pt" style:font-weight-complex="normal"/>
    </style:style>
    <style:style style:name="P14" style:family="paragraph" style:parent-style-name="Preformatted_20_Text">
      <style:text-properties style:font-name="Courier" fo:font-size="9pt" fo:font-weight="normal" style:font-size-asian="9pt" style:font-weight-asian="normal" style:font-size-complex="9pt" style:font-weight-complex="normal"/>
    </style:style>
    <style:style style:name="P15" style:family="paragraph" style:parent-style-name="Preformatted_20_Text">
      <style:text-properties style:font-name="Courier" fo:font-size="9pt" style:font-size-asian="9pt" style:font-size-complex="9pt"/>
    </style:style>
    <style:style style:name="P16"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7"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8" style:family="paragraph" style:parent-style-name="Preformatted_20_Text">
      <style:text-properties style:font-name="Courier" fo:font-size="9pt" fo:font-style="normal" style:text-underline-style="solid" style:text-underline-width="auto" style:text-underline-color="font-color" fo:font-weight="bold" fo:background-color="transparent" style:font-size-asian="9pt" style:font-style-asian="normal" style:font-weight-asian="bold" style:font-size-complex="9pt" style:font-style-complex="normal" style:font-weight-complex="bold"/>
    </style:style>
    <style:style style:name="P19"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20"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21" style:family="paragraph" style:parent-style-name="Preformatted_20_Text">
      <style:paragraph-properties fo:margin-top="0in" fo:margin-bottom="0.1965in"/>
    </style:style>
    <style:style style:name="P22"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23" style:family="paragraph" style:parent-style-name="Preformatted_20_Text">
      <style:paragraph-properties fo:margin-top="0in" fo:margin-bottom="0.1965in"/>
      <style:text-properties style:font-name="Courier" fo:font-size="9pt" style:font-size-asian="9pt" style:font-size-complex="9pt"/>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style:font-name="Courier" fo:font-size="9pt" fo:font-weight="bold" style:font-size-asian="9pt" style:font-weight-asian="bold" style:font-size-complex="9pt" style:font-weight-complex="bold"/>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1"/>
    </style:style>
    <style:style style:name="T16" style:family="text">
      <style:text-properties fo:font-size="7pt" style:font-size-asian="7pt" style:font-size-complex="7pt"/>
    </style:style>
    <style:style style:name="T17" style:family="text">
      <style:text-properties fo:font-size="7pt" fo:font-weight="bold" style:font-size-asian="7pt" style:font-weight-asian="bold" style:font-size-complex="7pt" style:font-weight-complex="bold"/>
    </style:style>
    <style:style style:name="T18"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9">(priority)</text:p>
              <text:p text:style-name="P10">=&gt;exec or </text:p>
              <text:p text:style-name="P10"><text:s text:c="2"/>script <text:s text:c="9"/></text:p>
              <text:p text:style-name="P10"><text:s text:c="2"/>name</text:p>
              <text:p text:style-name="P10"/>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9">1</text:p>
            <text:p text:style-name="P9">(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4">Warning Message:</text:p>
            <text:p text:style-name="P14">--&gt;Received count of &lt;0&gt; hkt files and count of &lt;0&gt; xml files from directory</text:p>
            <text:p text:style-name="P14">&lt;/tmp21/jsoc/sdo/mocprods/lzp&gt;.</text:p>
            <text:p text:style-name="P14">--&gt;When executing script &lt;/home/production/cvs/JSOC/proj/lev0/scripts/hk/dsdf.pl&gt;</text:p>
            <text:p text:style-name="P22">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9">2</text:p>
            <text:p text:style-name="P9">(low-high)</text:p>
            <text:p text:style-name="P12">=&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4">Warning Message:</text:p>
            <text:p text:style-name="P15">--&gt;Received count of &lt;3&gt; hkt files and count of &lt;3&gt; xml files from directory &lt;/home3/carl/cvs/JSOC/proj/lev0/scripts/hk/pup_dir&gt;.</text:p>
            <text:p text:style-name="P15">--&gt;When executing script &lt;/home/production/cvs/JSOC/proj/lev0/scripts/hk/dsdf.pl&gt; from cron job.</text:p>
            <text:p text:style-name="P15">--&gt;Check if there is problem. The dayfiles to ingest into data series and delete from directory did not match the count of the dayfiles received.</text:p>
            <text:p text:style-name="P15">--&gt;Possibly a problem ingesting dayfiles in series because of bad setting of SUMSERVER parameter or SUMS could be not available.</text:p>
            <text:p text:style-name="P23">--&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4">Action Problem Described(1):</text:span>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text:span text:style-name="T14">Action for Problem Described(2):</text:span>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9">3</text:p>
            <text:p text:style-name="P9">(high)</text:p>
            <text:p text:style-name="P12">=&gt;gdfrt.pl</text:p>
            <text:p text:style-name="P9"/>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text:span text:style-name="T14">(1)</text:span>j0 server down or crashed.</text:p>
            <text:p text:style-name="P14"><text:span text:style-name="T14">(2)</text:span>Email message in body :Error Message:</text:p>
            <text:p text:style-name="P14">--&gt;Dayfile &lt;/hmisdp-mon/log/packets/0x0081/20100204.0x0081&gt; is not probably there.</text:p>
            <text:p text:style-name="P14">--&gt;This monitor script will continue running and resend another email notice if the data file is there and data starts flowing and stops again.</text:p>
            <text:p text:style-name="P14">--&gt;To restart monitor enter command: <text:s/>/home/production/cvs/JSOC/proj/lev0/scripts/hk/monitor_df_rtmon.pl apid=129</text:p>
            <text:p text:style-name="P22">--&gt;To stop monitor run command(user=production):/home/production/cvs/JSOC/proj/lev0/scripts/hk/stop_monitor_df_rmon.pl apid=129</text:p>
          </table:table-cell>
          <table:table-cell table:style-name="Table1.A2" office:value-type="string">
            <text:p text:style-name="P4">Possible Problems: </text:p>
            <text:p text:style-name="P4"><text:span text:style-name="T14">(1)</text:span>J0 server goes down because of crash or runs out of memory. </text:p>
            <text:p text:style-name="P4"><text:span text:style-name="T14">(2)</text:span>The j0 server loses nfs connection to /hmisdp-mon/log/packets directory</text:p>
            <text:p text:style-name="P4">or Lockheed is not feeding updates </text:p>
            <text:p text:style-name="P4">to dayfiles</text:p>
            <text:p text:style-name="P4"><text:span text:style-name="T14">(3a)</text:span>See item above(2). </text:p>
            <text:p text:style-name="P2">(3b)</text:p>
            <text:p text:style-name="P4">Or could be a short delay when moving to next day at 5pmPDT.</text:p>
            <text:p text:style-name="Table_20_Contents"><text:span text:style-name="T7">(3c)</text:span><text:span text:style-name="T2">Due to install on new egse software on hmisdp-mon and aiasdp</text:span>-<text:span text:style-name="T2">mon. Telemetry collection may </text:span><text:span text:style-name="T2">have </text:span><text:soft-page-break/><text:span text:style-name="T2">stopped. </text:span></text:p>
          </table:table-cell>
          <table:table-cell table:style-name="Table1.F2" office:value-type="string">
            <text:p text:style-name="P6">Action Problem Described(1):</text:p>
            <text:p text:style-name="P4">Solution <text:s/>is to restart gdfrt.pl process if necessary(This should get restart by cronjob!!). Restart monitor_df_rtmon.pl process. This script currently does not have restart by cronjob.</text:p>
            <text:p text:style-name="P4"/>
            <text:p text:style-name="P4">a)Login into j0 as production user on terminal window. Execute: <text:s/></text:p>
            <text:p text:style-name="P4">% nohup gdfrt.pl apid=129 pkt_size=128 <text:s/>&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text:p>
            <text:p text:style-name="P4">/home2/production/cvs/JSOC/proj/lev0/scripts/hklog-gdfrt-apid-129</text:p>
            <text:p text:style-name="P4"/>
            <text:p text:style-name="P4">d)View in LookData tool that data records are getting added to sdo.lev0_asd_0004.</text:p>
            <text:p text:style-name="P4"/>
            <text:p text:style-name="P6">Action Problem Described(2):</text:p>
            <text:p text:style-name="P4">-Check j0 can see directory /hmisdp-mon/log/packets.</text:p>
            <text:p text:style-name="P4">-Contact Rock on why Lockheed not updating data to dayfiles.</text:p>
            <text:p text:style-name="P4"/>
            <text:p text:style-name="P6">Action Problem Described(3a,b,c):</text:p>
            <text:p text:style-name="P4">-Check j0 can see directory /hmisdp-mon/log/packets.</text:p>
            <text:p text:style-name="P4">-Contact Rock on why Lockheed not updating data to dayfiles.</text:p>
            <text:p text:style-name="P4">-Check logfile:</text:p>
            <text:p text:style-name="P4">/home2/production/cvs/JSOC/proj/lev<text:soft-page-break/>0/scripts/hk/log/log-gdfrt-apid-129</text:p>
            <text:p text:style-name="P7">-Check logfile if packets are getting processed now. Do tail -f on log. Log gets update every minute.</text:p>
            <text:p text:style-name="P7">-Check logfile using “view” for the date and time warning email occurred. Note the log is in UTC but email is in PST. Check if there was a stop of telemetry processing. When started up, check that the processing caught up processing the packets. For example if regular process 14 packets per minute and was stopped for 10 minutes, then there should have been catch up of 140 packets. If catch-up did not occur, then check, if at end of the day, the moc dayfile processing fills the asd series(sdo.lev0_asd_0004). There should be 21600 packets for that day. This moc processing occurs at 12midnight-PST. So check this the next day PST time. If the gap in processing of rtmon dayfile and the moc dayfile processing does not fill gaps, contact Rock.</text:p>
            <text:p text:style-name="P7">This will cause level 1 to fail to process data, if <text:s/>gap in asd series is over a certain amount of time(&gt;10min?).</text:p>
            <text:p text:style-name="P5"/>
            <text:p text:style-name="P4"/>
            <text:p text:style-name="P4"/>
            <text:p text:style-name="P4"/>
            <text:p text:style-name="P4"/>
          </table:table-cell>
        </table:table-row>
        <table:table-row>
          <table:table-cell table:style-name="Table1.A2" office:value-type="string">
            <text:p text:style-name="P9">4</text:p>
            <text:p text:style-name="P9">(high)</text:p>
            <text:p text:style-name="P12">=&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soft-page-break/><text:a xlink:type="simple" xlink:href="mailto:production@n02"><text:span text:style-name="T4">production@j0</text:span></text:a><text:span text:style-name="T5"> </text:span><text:span text:style-name="T5">cron job to start </text:span><text:span text:style-name="T5">script. Script at</text:span><text:span text:style-name="T3">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ext:soft-page-break/>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text:soft-page-break/>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7"><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able:table-row>
          <table:table-cell table:style-name="Table1.A2" office:value-type="string">
            <text:p text:style-name="P9">5</text:p>
            <text:p text:style-name="P9">(low)</text:p>
            <text:p text:style-name="P12">=&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text:soft-page-break/></text:p>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4">Warning Message:</text:p>
            <text:p text:style-name="P14">--&gt;Received count of &lt;1&gt; hkt files and count of &lt;1&gt; xml files from directory &lt;/hmisdp-mon/log/packets&gt;.</text:p>
            <text:p text:style-name="P14">--&gt;When executing script &lt;/home/production/cvs/JSOC/proj/lev0/scripts/hk/dsdf.pl&gt; from cron job.</text:p>
            <text:p text:style-name="P14"><text:soft-page-break/>--&gt;Check if there is problem. The dayfiles to ingest into data series and delete from directory did not match the count of the dayfiles received.</text:p>
            <text:p text:style-name="P14">--&gt;Possibly a problem ingesting dayfiles in series because of bad setting of SUMSERVER parameter or SUMS could be not available.</text:p>
            <text:p text:style-name="P22">--&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text:soft-page-break/>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text:soft-page-break/>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able:table-cell>
        </table:table-row>
        <table:table-row>
          <table:table-cell table:style-name="Table1.A2" office:value-type="string">
            <text:p text:style-name="P9">6</text:p>
            <text:p text:style-name="P9">(low)</text:p>
            <text:p text:style-name="P12">=&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able:table-cell>
        </table:table-row>
        <table:table-row>
          <table:table-cell table:style-name="Table1.A2" office:value-type="string">
            <text:p text:style-name="P9"/>
            <text:p text:style-name="P9">8.</text:p>
            <text:p text:style-name="P9">(low)</text:p>
            <text:p text:style-name="P12">=&gt;getdf.pl</text:p>
            <text:p text:style-name="P9"/>
            <text:p text:style-name="P9"/>
            <text:p text:style-name="P9"/>
            <text:p text:style-name="P9"/>
            <text:p text:style-name="P9"/>
            <text:p text:style-name="P9"/>
            <text:p text:style-name="P9"/>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6">Action for Problem Described(1):</text:p>
            <text:p text:style-name="P15">Step(1)(a)Check hsb dayfile have not been already saved to &lt;aia|hmi&gt;.hk_dayfile series. Go to /surge40/jsocprod/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5"/>
            <text:p text:style-name="P15">Now we begin a manual process to save hsb dayfiles. See steps 1b-1e.</text:p>
            <text:p text:style-name="P15">Step (1)(b) go to <text:a xlink:type="simple" xlink:href="mailto:production@j0">production@j0</text:a></text:p>
            <text:p text:style-name="P15">% ssh -l production j0</text:p>
            <text:p text:style-name="P15">% cd </text:p>
            <text:p text:style-name="P15">/home/production/cvs/JSOC/proj/lev0/scripts/hk</text:p>
            <text:p text:style-name="P15"/>
            <text:p text:style-name="P15">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text:soft-page-break/>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21">Step 1(e) Clear list of old hsb dayfiles to delete from DF_DELETE_FILE_LIST located in /home/jsocprod/hk/logs/. </text:p>
            <text:p text:style-name="P21">This step needs to be done because the auto script getdf.pl uses DF_DELETE_FILE_LIST file too. It is used to remove hsb dayfiles that have been saved to series.</text:p>
            <text:p text:style-name="Preformatted_20_Text">Step 1(f) Remove files from /surge40/jsocprod/lev0/hk_hsb_dayfile. Here is example</text:p>
            <text:p text:style-name="Preformatted_20_Text">Check if this is list want to remove by doing ls command.</text:p>
            <text:p text:style-name="Preformatted_20_Text">%ls /surge40/jsocprod/lev0/hk_hsb_dayfile/*_09_29*</text:p>
            <text:p text:style-name="Preformatted_20_Text"/>
            <text:p text:style-name="Preformatted_20_Text">Now carefully do remove.</text:p>
            <text:p text:style-name="Preformatted_20_Text">%rm /surge40/jsocprod/lev0/hk_hsb_dayfile/*_09_29*</text:p>
            <text:p text:style-name="P1"/>
            <text:p text:style-name="P1"/>
            <text:p text:style-name="P1"/>
            <text:p text:style-name="P1"/>
            <text:p text:style-name="P1"><text:soft-page-break/></text:p>
            <text:p text:style-name="P1"/>
            <text:p text:style-name="P1"/>
            <text:p text:style-name="P1"/>
            <text:p text:style-name="P1"/>
          </table:table-cell>
        </table:table-row>
        <table:table-row>
          <table:table-cell table:style-name="Table1.A2" office:value-type="string">
            <text:p text:style-name="P9">(9)(high)</text:p>
            <text:p text:style-name="P12">=&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text:soft-page-break/>dayfile and do average processing </text:p>
            <text:p text:style-name="P1">of apid 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4">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4">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text:soft-page-break/>one to stop processing because it is a requirement to have 288 records per day in <text:s/>both series.</text:p>
          </table:table-cell>
          <table:table-cell table:style-name="Table1.F2" office:value-type="string">
            <text:p text:style-name="P17">Solution for ISSUE(1):</text:p>
            <text:p text:style-name="P16"/>
            <text:p text:style-name="P19">(1a)Check series for missing records to confirm issue.</text:p>
            <text:p text:style-name="P19">--For apid 19:check hmi.temperature_summary_300s has 288 records per day.</text:p>
            <text:p text:style-name="P19">--&gt;For apid 44: Check</text:p>
            <text:p text:style-name="P19">aia.temperature_summary_300s has 288 records per day.</text:p>
            <text:p text:style-name="P19"><text:s/></text:p>
            <text:p text:style-name="P19">(1b)Check if ran correctly last night by checking log files for rtmon and moc dayfile processing.</text:p>
            <text:p text:style-name="P19">--&gt;Check rtmon logfile at </text:p>
            <text:p text:style-name="P19">/home2/production/cvs/JSOC/proj/lev0/scripts/hk/log_df_rtmon</text:p>
            <text:p text:style-name="P19">--&gt;Check rtmon logfile at </text:p>
            <text:p text:style-name="P19">/home2/production/cvs/JSOC/proj/lev0/scripts/hk/log_df_moc</text:p>
            <text:p text:style-name="P19"/>
            <text:p text:style-name="P19">(1c)Check if dayfile with issue has no errors in xml “quality information” file paired with each dayfile.</text:p>
            <text:p text:style-name="P19">---&gt;Go to datatool and view xml dayfile and check is there is missing data in summary line.</text:p>
            <text:p text:style-name="P19"/>
            <text:p text:style-name="P19">(1d)Email Rock and team effected with issue on findings.</text:p>
            <text:p text:style-name="P19"/>
            <text:p text:style-name="P19">(1e)Implement fix if there is missing data.</text:p>
            <text:p text:style-name="P19">--&gt;Request recreate of moc dayfile with new version. Rock or you can do(see ticket). </text:p>
            <text:p text:style-name="P19">--&gt;When Goddard places new file on moc product server the process will work automatically when the “dsdf.pl moc” is run via Art's script on <text:a xlink:type="simple" xlink:href="mailto:jsoc@j0">jsoc@j0</text:a>.</text:p>
            <text:p text:style-name="P19"/>
            <text:p text:style-name="P19">(1f)Verify gaps were filled by checking series records for that day again.</text:p>
            <text:p text:style-name="P19">(1g)If gap not filled then get <text:soft-page-break/>approvals from Rock to run the set_keys command to fill gaps.</text:p>
            <text:p text:style-name="P19">Here is example of filling gap for time 2010.11.29_20:40:00_UTC where DATE is current time when ran command and T_START time is time of record want to fill in(2010.11.29_20:40:00_UTC):</text:p>
            <text:p text:style-name="P19"/>
            <text:p text:style-name="Preformatted_20_Text"><text:span text:style-name="T6">set_keys -c ds=hmi.temperature_summary_300s </text:span><text:span text:style-name="T6">T_START=</text:span><text:span text:style-name="T6">2010.11.29_20:40:00_UTC</text:span><text:span text:style-name="T6"> NUMPTS=0 DATE=</text:span><text:span text:style-name="T15">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4">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text:soft-page-break/>----Gap in packets------</text:p>
            <text:p text:style-name="Preformatted_20_Text">2011.01.12_18:22:29.00_UTC</text:p>
            <text:p text:style-name="Preformatted_20_Text"/>
            <text:p text:style-name="Preformatted_20_Text">This is about a 41 minutes gap where we have no packets. This is about</text:p>
            <text:p text:style-name="Preformatted_20_Text">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7">Solution for ISSUE(2):</text:p>
            <text:p text:style-name="P19"/>
            <text:p text:style-name="P19">(2a)Confirm cronjobs did not run last night by checking log files (log-df-moc and log-df-rtmon) at </text:p>
            <text:p text:style-name="P19">j0:/home/production/cvs/JSOC/proj/lev0/scripts/hk.</text:p>
            <text:p text:style-name="P19"/>
            <text:p text:style-name="P19">(2b)If occurred for just that one day because of down systems or failed cronjob then the process will process the moc dayfiles from yesterday and today files tonight and this should fix issue.</text:p>
            <text:p text:style-name="P19"/>
            <text:p text:style-name="P19">(2c)If problem persist fix out source of problem. Possible causes are:</text:p>
            <text:p text:style-name="P19">---down h/w</text:p>
            <text:p text:style-name="P19">---down sums/drms</text:p>
            <text:p text:style-name="P19">---down cronjob for rtmon on <text:a xlink:type="simple" xlink:href="mailto:production@j0">production@j0</text:a></text:p>
            <text:p text:style-name="P19">---down Art's retrieve script of moc down files.</text:p>
            <text:p text:style-name="P19"/>
            <text:p text:style-name="P19">(2d)Once back up, the dayfiles <text:soft-page-break/>from moc product server should be brought over and the cronjobs for moc should process all dayfiles <text:span text:style-name="T16">(9)(high)</text:span></text:p>
            <text:p text:style-name="P19"><text:span text:style-name="T17">=&gt;dsdf.pl</text:span>for all down days. </text:p>
            <text:p text:style-name="P19"/>
            <text:p text:style-name="P19">(2e)The rtmon dayfile load_m3sd 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9"/>
            <text:p text:style-name="P4">Example steps to do:</text:p>
            <text:p text:style-name="P4">===&gt;Login as production@j0.</text:p>
            <text:p text:style-name="P4">==&gt;Copy over rtmon files to save to “dropoff” directory from hmimon-sdp. The drop directory is a /surge40/jsocprod/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8">% ingest_dayfile.pl apid=81 dsnlist=./df_apid_ds_list_for_rtmon src=rtmon merged=0</text:p>
            <text:p text:style-name="P8"/>
            <text:p text:style-name="P8">===&gt;Or do all apid by doing:</text:p>
            <text:p text:style-name="P8"/>
            <text:p text:style-name="P8">% ingest_dayfile.pl apidlist=./df_apid_list_day_file_rtmon start=20080518 end=20080530 dsnlist=./df_apid_ds_list_for_rtmon src=rtmon merged=0</text:p>
            <text:p text:style-name="P19"/>
            <text:p text:style-name="P19">===&gt;clean up by deleting items in DF_DELETE_FILE_LIST_RTMON file</text:p>
            <text:p text:style-name="P19"/>
            <text:p text:style-name="P19">===&gt;clean up by removing files in the “dropoff” directory </text:p>
            <text:p text:style-name="P19"/>
            <text:p text:style-name="P19"/>
            <text:p text:style-name="P19"/>
            <text:p text:style-name="P19"><text:soft-page-break/></text:p>
            <text:p text:style-name="P19"/>
            <text:p text:style-name="P19"/>
            <text:p text:style-name="P19"/>
            <text:p text:style-name="P19"/>
          </table:table-cell>
        </table:table-row>
        <table:table-row>
          <table:table-cell table:style-name="Table1.A2" office:value-type="string">
            <text:p text:style-name="P9">(10)(high)</text:p>
            <text:p text:style-name="P12">=&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text:soft-page-break/>dayfile and do average processing </text:p>
            <text:p text:style-name="P1">of apid 19 and 44 to series.</text:p>
            <text:p text:style-name="P1"/>
          </table:table-cell>
          <table:table-cell table:style-name="Table1.A2" office:value-type="string">
            <text:p text:style-name="P4">JSOC:WARNING:M3SD </text:p>
            <text:p text:style-name="P4">Processing and Decode Dayfile Processing of all <text:span text:style-name="T14">MOC</text:span> dayfiles NOT done.</text:p>
            <text:p text:style-name="P4"/>
            <text:p text:style-name="P4">OR</text:p>
            <text:p text:style-name="P4"/>
            <text:p text:style-name="P4">JSOC:WARNING:M3SD </text:p>
            <text:p text:style-name="P4">Processing and Decode Dayfile Processing of all <text:span text:style-name="T14">RTMON</text:span> dayfiles NOT done.</text:p>
          </table:table-cell>
          <table:table-cell table:style-name="Table1.A2" office:value-type="string">
            <text:p text:style-name="P15">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21">--&gt;If dayfiles exist, get dayfiles and rerun with load_m3sd executable.</text:p>
            <text:p text:style-name="P15">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text:soft-page-break/>processed &lt;2&gt; dayfile(s).</text:p>
            <text:p text:style-name="Preformatted_20_Text">--&gt;Check if the dayfiles for apid 129 has been retrieved and ingested in sdo.hk_dayfile series .</text:p>
            <text:p text:style-name="P21">--&gt;If dayfile exists, get dayfiles and rerun with decode_dayfile executa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text:soft-page-break/>version 02. Sometimes dayfiles are resent with more complete data.</text:p>
          </table:table-cell>
          <table:table-cell table:style-name="Table1.F2" office:value-type="string">
            <text:p text:style-name="P17">Problem(1)</text:p>
            <text:p text:style-name="P20">(1a)Check logfile on what happened.</text:p>
            <text:p text:style-name="P20">==&gt;<text:span text:style-name="T13">For MOC </text:span>Dayfile check log at</text:p>
            <text:p text:style-name="P20">/home2/production/cvs/JSOC/proj/lev0/scripts/hk/log-df-moc</text:p>
            <text:p text:style-name="P20">==&gt;<text:span text:style-name="T13">For RTMON</text:span> <text:span text:style-name="T13">Dayfile </text:span>check log at </text:p>
            <text:p text:style-name="P20">/home2/production/cvs/JSOC/proj/lev0/scripts/hk/log-df-rtmon</text:p>
            <text:p text:style-name="P20">(1b)Check if log shows did not run the day before. If did not run the day before need to find out reason it did not run.</text:p>
            <text:p text:style-name="P20"/>
            <text:p text:style-name="P18">Problem(2)</text:p>
            <text:p text:style-name="P20">(2a)Check logfile on what happened.</text:p>
            <text:p text:style-name="P20">==&gt;For MOC Dayfile check log at</text:p>
            <text:p text:style-name="P20">/home2/production/cvs/JSOC/proj/lev0/scripts/hk/log-df-moc</text:p>
            <text:p text:style-name="P20">==&gt;For RTMON Dayfile check log at </text:p>
            <text:p text:style-name="P20">/home2/production/cvs/JSOC/proj/lev0/scripts/hk/log-df-moc</text:p>
            <text:p text:style-name="P20">(2b)Check if they sent us different versions of dayfiles that might be updates. The revised dayfiles could be resent with updated data. Check version, which could say 02(i.e. , see <text:s/>02 value in this file 0001_2011_097_02.hkt).</text:p>
            <text:p text:style-name="P20">Or it could be a resent of dayfile with a doy(day of year) that was not last night doy. For example,today is doy 097 and we got files showing doy 037(0001_2011_037_02.hkt) with updated version.</text:p>
            <text:p text:style-name="P20">(2c)Send email to team on your investigation. For example, there was a retransmit of doy dayfiles with verision 02 for doy=xxx.</text:p>
            <text:p text:style-name="P20">(2d)Also send any information if these files failed to get processed using load_m3sd(saves to <text:soft-page-break/>6 telemetry averaging series), decode_dayfile(save data to sdo.lev0_asd_0004 series) and ingest_lev0.pl(save dayfile to &lt;sdo|hmi|aia&gt;.hk_dayfile series)</text:p>
          </table:table-cell>
        </table:table-row>
        <table:table-row>
          <table:table-cell table:style-name="Table1.A2" office:value-type="string">
            <text:p text:style-name="P9">(11)(high)</text:p>
            <text:p text:style-name="P12">=&gt;dsdf.pl</text:p>
            <text:p text:style-name="P12">=&gt;gdfrt.pl</text:p>
          </table:table-cell>
          <table:table-cell table:style-name="Table1.A2" office:value-type="string">
            <text:p text:style-name="P12">=&gt;dsdf.pl</text:p>
            <text:p text:style-name="P1">Effects RTMON and MOC Dayfiles:</text:p>
            <text:p text:style-name="P1"/>
            <text:p text:style-name="P1">-&gt;HK Level 0 </text:p>
            <text:p text:style-name="P1">-&gt;RTMON Dayfile Save <text:s/>of ASD</text:p>
            <text:p text:style-name="P1">apid 129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
            <text:p text:style-name="P1">-&gt;Art's cronjob on <text:a xlink:type="simple" xlink:href="mailto:jsoc@j0">jsoc@j0</text:a> <text:soft-page-break/>executes dsdf.pl moc (for moc dayfile only)</text:p>
            <text:p text:style-name="P1"/>
            <text:p text:style-name="P12">=&gt;gdfrt.pl</text:p>
            <text:p text:style-name="P1">Effects RTMON <text:s/>MINUTE Dayfiles:</text:p>
            <text:p text:style-name="P1"/>
            <text:p text:style-name="P1">-&gt;HK Level 0 </text:p>
            <text:p text:style-name="P4">-&gt;RTMON Minute Dayfile <text:s/>Decode keywords data for asd ser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4">Missing records for sdo.asd_lev0_0004 series</text:span> causes level 1 processing to stop processing. Usually email from Jim or John Serafin or Rock.</text:p>
            <text:p text:style-name="P4">There is no automatic email warning yet on this issue.</text:p>
            <text:p text:style-name="P4"/>
            <text:p text:style-name="P4">Example message from Jim:</text:p>
            <text:p text:style-name="P4">we missed the ASD again for Jun 4<text:span text:style-name="T18">th</text:span> processing. <text:line-break/>Plus I see in the build_lev1_hmi for current stuff: <text:line-break/><text:line-break/><text:line-break/>**ERROR:get_pointing_info()<text:soft-page-break/>status =-2 <text:line-break/>fsn tobs ASD: <text:line-break/>23194533 1086623262.34499 </text:p>
            <text:p text:style-name="P4"/>
            <text:p text:style-name="P4">Other Keywords for bug:</text:p>
            <text:p text:style-name="P13">missing</text:p>
            <text:p text:style-name="P13">asd</text:p>
            <text:p text:style-name="P13">get_pointing_info</text:p>
            <text:p text:style-name="P13">129</text:p>
            <text:p text:style-name="P13"/>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4">Issue(1):</text:span>The moc dayfile has missing packets so records created from data are also missing.</text:p>
            <text:p text:style-name="P4"/>
            <text:p text:style-name="P2">ISSUE(2):</text:p>
            <text:p text:style-name="P4">The cronjobs did not run last night or has not run for a few days because either systems down or retrieve of new moc dayfiles was not successful <text:s/>or <text:s text:c="3"/>executables used changed (set_keys, decode_dayfile, load_m3sd,etc) <text:s text:c="8"/></text:p>
            <text:p text:style-name="P4"><text:soft-page-break/></text:p>
            <text:p text:style-name="P4"/>
            <text:p text:style-name="P2">ISSUE (1) and ISSUE (2) effect on level One processing:</text:p>
            <text:p text:style-name="P4">This causes aia and hmi level one to stop processing because it is a requirement by the get_pointing_info function to have at least 1 record within 10 minutes sequence of records. <text:s text:c="2"/></text:p>
            <text:p text:style-name="P4">NOTE:The expected amount of records per day is 21600 in sdo.lev0_asd_0004.</text:p>
          </table:table-cell>
          <table:table-cell table:style-name="Table1.F2" office:value-type="string">
            <text:p text:style-name="P17">Solution for ISSUE(1):</text:p>
            <text:p text:style-name="P16"/>
            <text:p text:style-name="P19">(1a)Check series for missing records to confirm issue.</text:p>
            <text:p text:style-name="P19">--For apid 129:check sdo.lev0_asd_004 has 21600 records per day for the day with problem.</text:p>
            <text:p text:style-name="P19">If there is a gap of 10 minutes the get_pointing_info will fail and return error.</text:p>
            <text:p text:style-name="P19"/>
            <text:p text:style-name="P19">(1b)After confirming gap. Checked the definitive data which is from moc dayfile with apid 129 had complete data for that day. Using DataTool go to sdo.hk_dayfile series and check(pop up) the xml files for that day. Check information in xml file and will see information of missing records and gaps in data. If confirmed missing records then that is part of problems. </text:p>
            <text:p text:style-name="P19"/>
            <text:p text:style-name="P19">(1c)Also check if moc dayfile is there for the day, if not there it probably did not get processed into sdo.lev0_asd_0004.Check log files for moc dayfile(log-df-moc) processing to verify was processed. If not processed, check step (2a)-(2(d) below for further information.</text:p>
            <text:p text:style-name="P19"/>
            <text:p text:style-name="P19">(1d)We have backup processing to fill gaps in record. Check if this is running. Check if ran correctly the real time processing of <text:s text:c="2"/>minutes day file data by checking the log file log-gdfrt-apid-129. There should be no errors for that day.</text:p>
            <text:p text:style-name="P19">(1e)Email Rock and team effected with issue on findings. Review with Rock how to fix.</text:p>
            <text:p text:style-name="P19"/>
            <text:p text:style-name="P19">(1f)In past, one fix is to trigger settings for level 1 executable to <text:soft-page-break/>continue processing</text:p>
            <text:p text:style-name="P19"/>
            <text:p text:style-name="P19">(1g)In the past another attempt was to get another moc file(version 2) from Goddard.</text:p>
            <text:p text:style-name="P19">--&gt;Request recreate of moc dayfile with new version. Rock or you can do(see ticket). </text:p>
            <text:p text:style-name="P19">--&gt;When Goddard places new file on moc product server the process will work automatically when the “dsdf.pl moc” is run via Art's script on <text:a xlink:type="simple" xlink:href="mailto:jsoc@j0">jsoc@j0</text:a>.</text:p>
            <text:p text:style-name="P19">(1h)Verify gaps were filled by checking series records for that day again.</text:p>
            <text:p text:style-name="P19"/>
            <text:p text:style-name="P19">(1i)If gap not filled then get approvals from Rock try filling gaps using rtmon dayfile for apid 129 using decode_dayfile executable. Then use the moc dayfile for apid 129 using decode_dayfile. Verify if gaps were filled. This technique has not really worked since daily processing is aleady doing this processing already.</text:p>
            <text:p text:style-name="P19"/>
            <text:p text:style-name="Preformatted_20_Text"/>
            <text:p text:style-name="P15"><text:span text:style-name="T14">SIDENOTE:</text:span> Example email to Goddard to recreate dayfile:</text:p>
            <text:p text:style-name="P15"/>
            <text:p text:style-name="P15">--- Original Message ---</text:p>
            <text:p text:style-name="P15">Subject: missing packets in moc level 0(lzp) day file for apid <text:s/>129 -&gt;0129_2011_012_01.hkt</text:p>
            <text:p text:style-name="P15">Date: Fri, 21 Jan 2011 11:26:16 -0800</text:p>
            <text:p text:style-name="P15">From: Carl Cimilluca &lt;carl@sun.stanford.edu&gt;</text:p>
            <text:p text:style-name="P15">To: Brett Sapper &lt;Brett.P.Sapper@nasa.gov&gt;, <text:s/>Christopher.B.VanDyke@nasa.gov</text:p>
            <text:p text:style-name="Preformatted_20_Text"><text:span text:style-name="T2">CC: Rock Bush &lt;rock@solarpost.stanford.edu&gt;, <text:s/>Carl Cimilluca</text:span> &lt;carl@sun.stanford.edu&gt;</text:p>
            <text:p text:style-name="Preformatted_20_Text"/>
            <text:p text:style-name="P15">Brett, Chris,</text:p>
            <text:p text:style-name="P15">We are seeing a gap in packets for the moc level 0 dayfile</text:p>
            <text:p text:style-name="P15">for apid 129 between these times below.</text:p>
            <text:p text:style-name="P15"><text:soft-page-break/></text:p>
            <text:p text:style-name="P15">2011.01.12_17:40:49.00_UTC</text:p>
            <text:p text:style-name="P15">----Gap in packets------</text:p>
            <text:p text:style-name="P15">2011.01.12_18:22:29.00_UTC</text:p>
            <text:p text:style-name="P15"/>
            <text:p text:style-name="P15">This is about a 41 minutes gap where we have no packets. This is about</text:p>
            <text:p text:style-name="P15">123 missing packets.</text:p>
            <text:p text:style-name="P15"/>
            <text:p text:style-name="P15">Can your team recreate an apid 129 dayfile for doy 12 with version </text:p>
            <text:p text:style-name="P15">setting to 02(i.e., 0129_2011_012_02.hkt) and drop off file on MOC </text:p>
            <text:p text:style-name="P15">Product Server?</text:p>
            <text:p text:style-name="P15"/>
            <text:p text:style-name="P15">Our automatic scripts will pickup dayfile tonight at about 11pm-12am PDT.</text:p>
            <text:p text:style-name="P15"/>
            <text:p text:style-name="P15">Thanks</text:p>
            <text:p text:style-name="P15">Carl Cimilluca</text:p>
            <text:p text:style-name="P15">Stanford University- JSOC Team</text:p>
            <text:p text:style-name="P15"/>
            <text:p text:style-name="P17">Solution for ISSUE(2):</text:p>
            <text:p text:style-name="P19"/>
            <text:p text:style-name="P19">(2a)Confirm cronjobs did not run last night by checking log files (log-df-moc and log-df-rtmon) at </text:p>
            <text:p text:style-name="P19">j0:/home/production/cvs/JSOC/proj/lev0/scripts/hk.</text:p>
            <text:p text:style-name="P19"/>
            <text:p text:style-name="P19">(2b)If occurred for just that one day because of down systems or failed cronjob then the process will process the moc dayfiles from yesterday and today files tonight and this should fix issue.</text:p>
            <text:p text:style-name="P19"/>
            <text:p text:style-name="P19">(2c)If problem persists, fix source of problem. Possible causes are:</text:p>
            <text:p text:style-name="P19">---down h/w</text:p>
            <text:p text:style-name="P19">---down sums/drms</text:p>
            <text:p text:style-name="P19">---down cronjob for rtmon on <text:a xlink:type="simple" xlink:href="mailto:production@j0">production@j0</text:a></text:p>
            <text:p text:style-name="P19">---down Art's retrieve script of moc down files.</text:p>
            <text:p text:style-name="P19"/>
            <text:p text:style-name="P19">(2d)Once back up, the dayfiles from moc product server should be brought over and the cronjobs for moc should process all dayfiles <text:s/></text:p>
            <text:p text:style-name="P19"/>
            <text:p text:style-name="P19"><text:soft-page-break/></text:p>
            <text:p text:style-name="P19"/>
            <text:p text:style-name="P19"/>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HK Level Zero Code Debug Guide(version 24 on <text:s/>10/29/2013)</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Carl Cimilluca</meta:initial-creator>
    <meta:creation-date>2010-05-10T09:37:53</meta:creation-date>
    <dc:creator>Jeneen Sommers</dc:creator>
    <dc:date>2013-10-29T10:25:08</dc:date>
    <meta:printed-by>Carl Cimilluca</meta:printed-by>
    <meta:print-date>2011-06-08T11:44:30</meta:print-date>
    <meta:editing-cycles>98</meta:editing-cycles>
    <meta:editing-duration>PT22H32M37S</meta:editing-duration>
    <meta:document-statistic meta:table-count="1" meta:image-count="0" meta:object-count="0" meta:page-count="19" meta:paragraph-count="458" meta:word-count="4423" meta:character-count="29414"/>
    <meta:user-defined meta:name="Info 1"/>
    <meta:user-defined meta:name="Info 2"/>
    <meta:user-defined meta:name="Info 3"/>
    <meta:user-defined meta:name="Info 4"/>
  </office:meta>
</office:document-meta>
</file>